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 style:family="paragraph" style:parent-style-name="Standard" style:list-style-name="L2">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2">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ssion Zero (Paladin)</text:p>
      <text:p text:style-name="P1"/>
      <text:list xml:id="list586262420606461731" text:style-name="L1">
        <text:list-header>
          <text:p text:style-name="P5">Quest</text:p>
          <text:p text:style-name="P5"/>
        </text:list-header>
        <text:list-item>
          <text:p text:style-name="P7">Travel from the Faceless Farm on the Southern edge of Urnst (150 miles West of Nellix) to the one near Littleberg in Furyondy</text:p>
          <text:list>
            <text:list-item>
              <text:p text:style-name="P7">The life of a Faceless is basically travelling between these farms</text:p>
              <text:list>
                <text:list-item>
                  <text:p text:style-name="P7">Each farm has a big barn with three rows of backpack racks, one on each wall, one down the middle. Between each rack is a row of cots.</text:p>
                </text:list-item>
                <text:list-item>
                  <text:p text:style-name="P7">Each day, Faceless tend the crops, and harvest what's ready/needed. At the end of the day, the harvested crops are equally distributed amongst bags on the middle rack. As soon as a bag is full, it is placed on the third rack, and marked with the seal of the farm. </text:p>
                </text:list-item>
                <text:list-item>
                  <text:p text:style-name="P7">After filling bags on the middle rack and moving them to the full rack is complete, empty spots in the middle rack are filled with empty bags from the first rack.</text:p>
                </text:list-item>
                <text:list-item>
                  <text:p text:style-name="P7">The next morning, any Faceless whose bag is on the full rack must take it and leave. Only once their bag is empty again will they be accepted at another farm, and they can't return to the same farm that has marked their backpack until they've gone to another one first.</text:p>
                  <text:list>
                    <text:list-item>
                      <text:p text:style-name="P7">Whenever a Faceless leaves, they also carry a pack of as much excess harvest as they can manage to give to anyone they come across who needs it, or donate to the first place they find that will accept it</text:p>
                      <text:list>
                        <text:list-item>
                          <text:p text:style-name="P7">There can be excess after the bags on the middle rack are filled, because bags are only moved from the empty rack after bags on the middle rack are filled and moved to the full rack, and don't start being filled until the next day.</text:p>
                        </text:list-item>
                      </text:list>
                    </text:list-item>
                  </text:list>
                </text:list-item>
                <text:list-item>
                  <text:p text:style-name="P7">When they arrive at a new farm, the mark is washed from the pack before being placed on the empty rack.</text:p>
                </text:list-item>
              </text:list>
            </text:list-item>
          </text:list>
        </text:list-item>
      </text:list>
      <text:p text:style-name="P2"/>
      <text:list xml:id="list34362139" text:continue-numbering="true" text:style-name="L1">
        <text:list-header>
          <text:p text:style-name="P5">Characters</text:p>
          <text:p text:style-name="P5"/>
        </text:list-header>
        <text:list-item>
          <text:p text:style-name="P7">Darsis Wimbly</text:p>
        </text:list-item>
        <text:list-item>
          <text:p text:style-name="P7">Urzul, Shan, and Lilly Mott</text:p>
        </text:list-item>
        <text:list-item>
          <text:p text:style-name="P7">Old Peculiar Convoy</text:p>
          <text:list>
            <text:list-item>
              <text:p text:style-name="P7">Eldeth Skrangval (Wood Elf, Ranger)</text:p>
            </text:list-item>
            <text:list-item>
              <text:p text:style-name="P7">Bajok Jask (Dragonborn, Barbarian)</text:p>
            </text:list-item>
            <text:list-item>
              <text:p text:style-name="P7">Dweomer Keth (Dwarf, Rogue)</text:p>
            </text:list-item>
            <text:list-item>
              <text:p text:style-name="P7">Grinnus Mishann (Human, Driver)</text:p>
            </text:list-item>
          </text:list>
        </text:list-item>
      </text:list>
      <text:p text:style-name="P2"/>
      <text:p text:style-name="P2"><text:tab/><text:span text:style-name="T3">Events</text:span></text:p>
      <text:p text:style-name="P2"/>
      <text:list xml:id="list2090906009003260173" text:style-name="L2">
        <text:list-item>
          <text:p text:style-name="P10">So far, the Faceless has journeyed West from Urnst, eventually reaching the Dwarfwalk, which takes them through the Cairn Hills to the Marsh Way. Continuing West along the Marsh Way, they eventually reach the River Road, which they take North.</text:p>
          <text:list>
            <text:list-item>
              <text:p text:style-name="P9">Have the player describe some of the journey through:</text:p>
              <text:list>
                <text:list-item>
                  <text:p text:style-name="P9">Plains, Mountains, Marsh</text:p>
                </text:list-item>
              </text:list>
            </text:list-item>
          </text:list>
        </text:list-item>
        <text:list-item>
          <text:p text:style-name="P10">Currently, they are walking North along a wooded stretch of the River Road that runs very near the Selintan</text:p>
          <text:list>
            <text:list-item>
              <text:p text:style-name="P9"><text:soft-page-break/>Have them describe the scene</text:p>
            </text:list-item>
          </text:list>
        </text:list-item>
        <text:list-item>
          <text:p text:style-name="P10"><text:s/>Perception Check</text:p>
          <text:list>
            <text:list-item>
              <text:p text:style-name="P12"><text:span text:style-name="T5">Success: You hear barking and a howl muffled slightly by distance and the brush. Heightened by the unusual noises, your senses pick up a slight rustling in the brush, and a panicked breath growing louder until eventually you see a flash of red scales pop out of the bushes.</text:span></text:p>
            </text:list-item>
            <text:list-item>
              <text:p text:style-name="P12"><text:span text:style-name="T5">Failure: You <text:s/>hear a poof of rustling foliage, a panicked yelp, and see a flash of red as you're staggered by the Kobold that has just run straight into you from a dead sprint.</text:span></text:p>
            </text:list-item>
          </text:list>
        </text:list-item>
        <text:list-item>
          <text:p text:style-name="P10">The Kobold is stunned by running into you, and starts a bit of a loop of panic and hyperventilation. You notice he's a bit wounded.</text:p>
          <text:list>
            <text:list-item>
              <text:p text:style-name="P10">Perception Check</text:p>
              <text:list>
                <text:list-item>
                  <text:p text:style-name="P9">Success: You notice the Kobold's wounds</text:p>
                </text:list-item>
                <text:list-item>
                  <text:p text:style-name="P9">Failure: The Kobold starts to retreat from you as if to start running away, and then stumbles and falls.</text:p>
                </text:list-item>
              </text:list>
            </text:list-item>
            <text:list-item>
              <text:p text:style-name="P10">Emissary of Peace<text:span text:style-name="T5"> <text:s/>for a Persuasion check to calm him down and tell him you can help</text:span></text:p>
              <text:list>
                <text:list-item>
                  <text:p text:style-name="P10"><text:span text:style-name="T5">He'll tell you about himself and what he thinks happened</text:span></text:p>
                  <text:list>
                    <text:list-item>
                      <text:p text:style-name="P10"><text:span text:style-name="T5">His name is Darsis Wimbly, </text:span></text:p>
                    </text:list-item>
                    <text:list-item>
                      <text:p text:style-name="P10"><text:span text:style-name="T5">He's from the Wild Coast, where he's been a foster child of Ingvald and Molly Wimbly, who he was set up with by Thom Dratch, a social worker in the area who's like an uncle to him</text:span></text:p>
                    </text:list-item>
                  </text:list>
                </text:list-item>
              </text:list>
            </text:list-item>
          </text:list>
        </text:list-item>
      </text:list>
      <text:list xml:id="list7111201929872827283" text:style-name="L4">
        <text:list-item>
          <text:list>
            <text:list-item>
              <text:list>
                <text:list-item>
                  <text:list>
                    <text:list-item>
                      <text:list>
                        <text:list-item>
                          <text:p text:style-name="P11"><text:span text:style-name="T5">He works for the Wimbly's at their shop: </text:span><text:span text:style-name="T9">Wimbly's Wondrous Wingnuts &amp; Widgets</text:span></text:p>
                        </text:list-item>
                      </text:list>
                    </text:list-item>
                  </text:list>
                </text:list-item>
              </text:list>
            </text:list-item>
          </text:list>
        </text:list-item>
      </text:list>
      <text:list xml:id="list34373811" text:continue-list="list2090906009003260173" text:style-name="L2">
        <text:list-item>
          <text:list>
            <text:list-item>
              <text:list>
                <text:list-item>
                  <text:list>
                    <text:list-item>
                      <text:p text:style-name="P10"><text:span text:style-name="T5">Was out running an errand for the Wimbly's when he saw a dog limping into an alleyway.</text:span></text:p>
                    </text:list-item>
                    <text:list-item>
                      <text:p text:style-name="P10"><text:span text:style-name="T5">He went to follow it and next thing he knew everything went dark and stuffy and there was a weird smell</text:span></text:p>
                    </text:list-item>
                    <text:list-item>
                      <text:p text:style-name="P10"><text:span text:style-name="T5">He remembers hearing, almost like a dream, the crackle of a fire and scuffles of sounds that he'd guess were food being prepared, and then faint footsteps off to the side eventually coming to a halt, and the sound of something small being dropped on the ground...</text:span></text:p>
                      <text:list>
                        <text:list-item>
                          <text:p text:style-name="P10"><text:span text:style-name="T5">...then...the words...“Now that's a good girl. Father will be very proud.”...</text:span></text:p>
                        </text:list-item>
                        <text:list-item>
                          <text:p text:style-name="P10"><text:span text:style-name="T5">...then the pressure of a hand through cloth against his face, as that same weird smell returned, and with it darkness</text:span></text:p>
                        </text:list-item>
                      </text:list>
                    </text:list-item>
                    <text:list-item>
                      <text:p text:style-name="P10"><text:span text:style-name="T5">The next time he woke, it was to a feeling of heat on his face, and the words “That was the last of it. He must not escape. If we fail to bring him to our brothers, Father will be very angry.”</text:span></text:p>
                    </text:list-item>
                    <text:list-item>
                      <text:p text:style-name="P10"><text:span text:style-name="T5">After that, his consciousness slowly returned long enough for him to realize he was being carried, hooded and bound, laying on his back, through thick brush.</text:span></text:p>
                    </text:list-item>
                    <text:list-item>
                      <text:p text:style-name="P10"><text:span text:style-name="T5">Based on the gait of the thing carrying him, and the fact that he was laying on his back he figured he was being carried by some kind of wolf or large dog.</text:span></text:p>
                    </text:list-item>
                    <text:list-item>
                      <text:p text:style-name="P10"><text:span text:style-name="T5">He also noticed that part of what woke him up was the pricking of the dogs fur, which seemed unusually sharp, especially since his scales meant that kind of thing wouldn't usually hurt him.</text:span></text:p>
                    </text:list-item>
                    <text:list-item>
                      <text:p text:style-name="P10"><text:span text:style-name="T5">He started, as carefully as possible, to scrape the ropes binding him against the fir, and realized he could use it to gradually fray the rope enough that he'd be able to break it with a tug. </text:span></text:p>
                    </text:list-item>
                    <text:list-item>
                      <text:p text:style-name="P10"><text:span text:style-name="T5">The next time the group stopped to fill their waterskins, he took his chance. As the dog stooped down to drink, he broke the ropes, and rolled straight off it's back into </text:span><text:soft-page-break/><text:span text:style-name="T5">the river.</text:span></text:p>
                    </text:list-item>
                    <text:list-item>
                      <text:p text:style-name="P10"><text:span text:style-name="T5">He just barely managed to get the hood off his head before drowning, then flailed his way into a boulder that he used to scurry up to shore. Then he just ran as fast as he could.</text:span></text:p>
                    </text:list-item>
                    <text:list-item>
                      <text:p text:style-name="P10"><text:span text:style-name="T5"><text:s/>He had hoped the river had washed off the sent, but eventually he could hear barking and howls telling him he'd had no such luck, so he kept on running until he ran straight into you.</text:span></text:p>
                    </text:list-item>
                  </text:list>
                </text:list-item>
              </text:list>
            </text:list-item>
          </text:list>
        </text:list-item>
        <text:list-item>
          <text:p text:style-name="P10">Perception Check (Contested against Lilly's Stealth +4 Roll)</text:p>
          <text:list>
            <text:list-item>
              <text:p text:style-name="P9">Success: you hear rustling brush and a low growl just before Lilly bursts from the bushes</text:p>
            </text:list-item>
            <text:list-item>
              <text:p text:style-name="P9">Failure: Focusing on Darsis, you're caught off guard by Lilly flying out of the bushes into you</text:p>
            </text:list-item>
          </text:list>
        </text:list-item>
        <text:list-item>
          <text:p text:style-name="P10">Battle (At some point Darsis runs away out of fear)</text:p>
          <text:list>
            <text:list-item>
              <text:p text:style-name="P10">REMEMBER TO CARRY DAMAGE ACROSS MUTATIONS</text:p>
            </text:list-item>
            <text:list-item>
              <text:p text:style-name="P10">Faceless can use Divine Sense to determine when killing something will not break their Oath</text:p>
            </text:list-item>
            <text:list-item>
              <text:p text:style-name="P9">Dire Wolf (Lilly)</text:p>
              <text:list>
                <text:list-item>
                  <text:p text:style-name="P9">Transforms over the course of the battle</text:p>
                  <text:list>
                    <text:list-item>
                      <text:p text:style-name="P9">Starts by trying to bite at Darsis</text:p>
                      <text:list>
                        <text:list-item>
                          <text:p text:style-name="P9">Faceless can use <text:span text:style-name="T6">Protection</text:span> <text:span text:style-name="T6">(Features, 209)</text:span>, and, if an attack <text:span text:style-name="T4">on Darsis</text:span><text:span text:style-name="T7"> gets through, </text:span><text:span text:style-name="T8">Rebuke the Violent</text:span><text:span text:style-name="T7"> </text:span><text:span text:style-name="T8">(Channel Divinity, XgTE 39)</text:span></text:p>
                        </text:list-item>
                      </text:list>
                    </text:list-item>
                    <text:list-item>
                      <text:p text:style-name="P6">Mutations</text:p>
                      <text:list>
                        <text:list-item>
                          <text:p text:style-name="P9">Worg</text:p>
                          <text:list>
                            <text:list-item>
                              <text:p text:style-name="P9">Jaw and teeth extend, flesh clings to limbs and exposes veins, hair becomes long and pointy, almost like needles</text:p>
                            </text:list-item>
                            <text:list-item>
                              <text:p text:style-name="P9">Begins to speak “You'll be one of us”</text:p>
                            </text:list-item>
                          </text:list>
                        </text:list-item>
                        <text:list-item>
                          <text:p text:style-name="P9">Death Dog</text:p>
                          <text:list>
                            <text:list-item>
                              <text:p text:style-name="P9">Sprouts a second head</text:p>
                            </text:list-item>
                            <text:list-item>
                              <text:p text:style-name="P9">“Father commands it. We will call you brother.”</text:p>
                            </text:list-item>
                          </text:list>
                        </text:list-item>
                      </text:list>
                    </text:list-item>
                  </text:list>
                </text:list-item>
              </text:list>
            </text:list-item>
            <text:list-item>
              <text:p text:style-name="P9">Hobgoblins (Urzul and Shan)</text:p>
              <text:list>
                <text:list-item>
                  <text:p text:style-name="P9">One will be showing signs of transforming into the ogre as the fight goes on <text:span text:style-name="T6">(Unexpected Mutations/Mutation Tremors)</text:span></text:p>
                  <text:list>
                    <text:list-item>
                      <text:p text:style-name="P9">Crunching bones, pulsing flesh, groans, howls, and roars</text:p>
                      <text:list>
                        <text:list-item>
                          <text:p text:style-name="P9">An arm grows large just before a strike</text:p>
                        </text:list-item>
                        <text:list-item>
                          <text:p text:style-name="P9">Eyes and veins bulge</text:p>
                        </text:list-item>
                        <text:list-item>
                          <text:p text:style-name="P9">Neck expands</text:p>
                        </text:list-item>
                        <text:list-item>
                          <text:p text:style-name="P9">Sudden growth of a leg causes them to lose balance </text:p>
                        </text:list-item>
                      </text:list>
                    </text:list-item>
                  </text:list>
                </text:list-item>
              </text:list>
            </text:list-item>
          </text:list>
        </text:list-item>
        <text:list-item>
          <text:p text:style-name="P10">After the battle, Darsis is nowhere to be found, but the Ogre starts to change back to a Hobgoblin</text:p>
          <text:list>
            <text:list-item>
              <text:p text:style-name="P9">Tells Faceless what happened</text:p>
              <text:list>
                <text:list-item>
                  <text:p text:style-name="P9">She's Urzul Mott. She and her wife Shan and their dog Lilly are from Narwell, and were vacationing in the Welkwood.</text:p>
                </text:list-item>
                <text:list-item>
                  <text:p text:style-name="P9">One night Urzul woke to Lilly barking, and as she and Shan got up, they heard a rustle in the brush nearby.</text:p>
                </text:list-item>
                <text:list-item>
                  <text:p text:style-name="P9">As their eyes adjusted to the darkness, they could just make out the black outline of a slowly-approaching figure, with two faintly glowing red orbs floating next to each other. As the orbs flickered every so often, Urzul guessed that the orbs were the creatures eyes, the flickering was blinking.</text:p>
                  <text:list>
                    <text:list-item>
                      <text:p text:style-name="P10">Perception Check</text:p>
                      <text:list>
                        <text:list-item>
                          <text:p text:style-name="P10"><text:soft-page-break/><text:span text:style-name="T5">Success: You notice Urzul's eyes are bloodshot, but unusually so – the redness seems to grow brighter and almost grow with every heaving breat</text:span></text:p>
                        </text:list-item>
                        <text:list-item>
                          <text:p text:style-name="P10"><text:span text:style-name="T5">Failure: You notice Urzul's eyes seem unusually bloodshot</text:span></text:p>
                        </text:list-item>
                      </text:list>
                    </text:list-item>
                  </text:list>
                </text:list-item>
                <text:list-item>
                  <text:p text:style-name="P9">As Lilly's barking became increasingly panicked, she eventually pulled the stake holding her leash out of the ground, and charged the figure.</text:p>
                </text:list-item>
                <text:list-item>
                  <text:p text:style-name="P9">Urzul heard a thwip, and light thunk followed immediately by a yelp from Lilly, and a scream from Shan</text:p>
                </text:list-item>
                <text:list-item>
                  <text:p text:style-name="P9">As Lilly slowed and began to stumble, Shan ran toward her, and a shadow appeared behind her, just as darkness stifled Urzul's own scream behind the suffocating cloth and strange fume of a black hood</text:p>
                </text:list-item>
                <text:list-item>
                  <text:p text:style-name="P9">When Urzul woke up, she was still hooded, and her limbs and back ached from the tight restraints holding her to a flat metal table</text:p>
                </text:list-item>
                <text:list-item>
                  <text:p text:style-name="P9">She tried to struggle, and after a few moments she could hear the screech of a heavy door opening in the room.</text:p>
                </text:list-item>
                <text:list-item>
                  <text:p text:style-name="P9">She began asking panicked questions, but received no response other than the screeching close of the door, and the sounds of various instruments being moved, lifted from, and placed on a nearby metal tray.</text:p>
                </text:list-item>
                <text:list-item>
                  <text:p text:style-name="P9">Then, she felt the bite and steady pressure of a needle in her arm, followed by a whisper:</text:p>
                  <text:list>
                    <text:list-item>
                      <text:p text:style-name="P9">“Don't be afraid. Soon you will call us brother. When you wake, you will be reborn a Son of Vecna, and you will make father very, very proud”</text:p>
                    </text:list-item>
                  </text:list>
                </text:list-item>
                <text:list-item>
                  <text:p text:style-name="P9">From the place she could feel the needle in her arm, she began to notice a sensation that didn't hurt, but felt as if her limbs were screaming with a voracious hunger, an enraged desire to consume</text:p>
                </text:list-item>
                <text:list-item>
                  <text:p text:style-name="P9">As the hunger spread, so too did the darkness, which eventually engulfed her, until she looked up into your eyes only moments ago</text:p>
                </text:list-item>
              </text:list>
            </text:list-item>
            <text:list-item>
              <text:p text:style-name="P9">If the Shan is only knocked out, Faceless will start to see the same things beginning to happen that happened to Urzul, and Urzul will beg them to mercy-kill Shan</text:p>
            </text:list-item>
          </text:list>
        </text:list-item>
        <text:list-item>
          <text:p text:style-name="P10">Once the Hobgoblin dies, Faceless hears a voice call out<text:span text:style-name="T5">.</text:span></text:p>
          <text:list>
            <text:list-item>
              <text:p text:style-name="P9">An Old Peculiar caravan approaches with a Thunderfoot escort, and asks what happened.</text:p>
            </text:list-item>
            <text:list-item>
              <text:p text:style-name="P9">After the Faceless tells them, the caravan will offer that there's a town just up the road called Two Ford, and they've got space on their wagon to bring along the goblins and the dog.</text:p>
            </text:list-item>
          </text:list>
        </text:list-item>
      </text:list>
      <text:p text:style-name="P3"/>
      <text:p text:style-name="P4"><text:span text:style-name="T2"><text:tab/></text:span><text:span text:style-name="T1">Encounter Creatures</text:span></text:p>
      <text:p text:style-name="P2"/>
      <text:list xml:id="list2892781123918947621" text:style-name="L3">
        <text:list-item>
          <text:p text:style-name="P8">Dire Wolf (352) &gt;&gt; Worg (335) &gt;&gt; Death Dog (91)</text:p>
        </text:list-item>
        <text:list-item>
          <text:p text:style-name="P8">Hobgoblin Warriors (x 2) (170) &gt;&gt; Ogrillon Ogre (23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16:40.61</meta:creation-date>
    <meta:generator>OpenOffice/4.1.15$Win32 OpenOffice.org_project/4115m2$Build-9813</meta:generator>
    <dc:date>2025-07-14T14:09:32.20</dc:date>
    <dc:creator>Paul Paroczai</dc:creator>
    <meta:editing-duration>PT15H6M24S</meta:editing-duration>
    <meta:editing-cycles>54</meta:editing-cycles>
    <meta:printed-by>Paul Paroczai</meta:printed-by>
    <meta:print-date>2025-06-25T18:53:47.79</meta:print-date>
    <meta:document-statistic meta:table-count="0" meta:image-count="0" meta:object-count="0" meta:page-count="4" meta:paragraph-count="99" meta:word-count="1851" meta:character-count="9854"/>
  </office:meta>
</office:document-meta>
</file>